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7.50pt" fo:font-weight="bold" fo:font-family="Calibri" style:font-family-asian="Calibri" style:font-family-complex="Calibri" fo:background-color="transparent" fo:color="#4471c4"/>
    </style:style>
    <style:style style:name="T3" style:family="text">
      <style:text-properties fo:font-size="9.00pt" fo:font-weight="bold" fo:font-family="Calibri" style:font-family-asian="Calibri" style:font-family-complex="Calibri" fo:background-color="transparent" fo:color="#4471c4"/>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Calibri" style:font-family-asian="Calibri" style:font-family-complex="Calibri" fo:background-color="transparent" fo:color="#0000ff"/>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bold" fo:font-family="Calibri" style:font-family-asian="Calibri" style:font-family-complex="Calibri" fo:background-color="transparent" fo:color="#0000ff"/>
    </style:style>
    <style:style style:name="T12" style:family="text">
      <style:text-properties fo:font-size="12.00pt" fo:font-weight="bold" fo:font-family="Calibri" style:font-family-asian="Calibri" style:font-family-complex="Calibri" fo:background-color="transparent" fo:color="#0000ff"/>
    </style:style>
    <style:style style:name="T13" style:family="text">
      <style:text-properties fo:font-size="12.00pt" fo:font-weight="bold" fo:font-family="Calibri" style:font-family-asian="Calibri" style:font-family-complex="Calibri" fo:background-color="transparent" fo:color="#0000ff"/>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9.5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fo:color="#808080"/>
    </style:style>
    <style:style style:name="T28" style:family="text">
      <style:text-properties fo:font-size="11.00pt" fo:font-weight="normal" fo:font-family="Calibri" style:font-family-asian="Calibri" style:font-family-complex="Calibri" fo:background-color="transparent" fo:color="#808080"/>
    </style:style>
    <style:style style:name="T29" style:family="text">
      <style:text-properties fo:font-size="11.00pt" fo:font-weight="normal" fo:font-family="Calibri" style:font-family-asian="Calibri" style:font-family-complex="Calibri" fo:background-color="transparent" fo:color="#80808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5.50pt" fo:font-weight="normal" fo:font-family="'Calibri Light'" style:font-family-asian="'Calibri Light'" style:font-family-complex="'Calibri Light'" fo:background-color="transparent" fo:color="#2e5395"/>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20.00pt" fo:font-weight="normal" fo:font-family="Calibri" style:font-family-asian="Calibri" style:font-family-complex="Calibri" fo:background-color="transparent" fo:color="#2e5395"/>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20.00pt" fo:font-weight="normal" fo:font-family="'Calibri Light'" style:font-family-asian="'Calibri Light'" style:font-family-complex="'Calibri Light'" fo:background-color="transparent" fo:color="#2e5395"/>
    </style:style>
    <style:style style:name="T37" style:family="text">
      <style:text-properties fo:font-size="12.00pt" fo:font-weight="normal" fo:font-family="Calibri" style:font-family-asian="Calibri" style:font-family-complex="Calibri" fo:background-color="transparent" fo:color="#0000ff"/>
    </style:style>
    <style:style style:name="T38" style:family="text">
      <style:text-properties fo:font-size="12.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20.00pt" fo:font-weight="normal" fo:font-family="'Calibri Light'" style:font-family-asian="'Calibri Light'" style:font-family-complex="'Calibri Light'" fo:background-color="transparent" fo:color="#1f3762"/>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20.00pt" fo:font-weight="normal" fo:font-family="'Calibri Light'" style:font-family-asian="'Calibri Light'" style:font-family-complex="'Calibri Light'" fo:background-color="transparent" fo:color="#1f3762"/>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20.00pt" fo:font-weight="normal" fo:font-family="'Calibri Light'" style:font-family-asian="'Calibri Light'" style:font-family-complex="'Calibri Light'" fo:background-color="transparent" fo:color="#1f3762"/>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20.00pt" fo:font-weight="normal" fo:font-family="'Calibri Light'" style:font-family-asian="'Calibri Light'" style:font-family-complex="'Calibri Light'" fo:background-color="transparent" fo:color="#1f3762"/>
    </style:style>
    <style:style style:name="T52" style:family="text">
      <style:text-properties fo:font-size="12.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20.00pt" fo:font-weight="normal" fo:font-family="'Calibri Light'" style:font-family-asian="'Calibri Light'" style:font-family-complex="'Calibri Light'" fo:background-color="transparent" fo:color="#1f3762"/>
    </style:style>
    <style:style style:name="T57" style:family="text">
      <style:text-properties fo:font-size="12.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20.00pt" fo:font-weight="normal" fo:font-family="'Calibri Light'" style:font-family-asian="'Calibri Light'" style:font-family-complex="'Calibri Light'" fo:background-color="transparent" fo:color="#1f3762"/>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bold"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50pt" fo:font-weight="normal" fo:font-family="'Times New Roman'" style:font-family-asian="'Times New Roman'" style:font-family-complex="'Times New Roman'" fo:background-color="transparent" style:use-window-font-color="true"/>
    </style:style>
    <style:style style:name="T68" style:family="text">
      <style:text-properties fo:font-size="12.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20.00pt" fo:font-weight="normal" fo:font-family="'Calibri Light'" style:font-family-asian="'Calibri Light'" style:font-family-complex="'Calibri Light'" fo:background-color="transparent" fo:color="#1f3762"/>
    </style:style>
    <style:style style:name="T71" style:family="text">
      <style:text-properties fo:font-size="12.00pt" fo:font-weight="normal" fo:font-family="Calibri" style:font-family-asian="Calibri" style:font-family-complex="Calibri" fo:background-color="transparent" style:use-window-font-color="true"/>
    </style:style>
    <style:style style:name="T72" style:family="text">
      <style:text-properties fo:font-size="12.00pt" fo:font-weight="normal" fo:font-family="Calibri" style:font-family-asian="Calibri" style:font-family-complex="Calibri" fo:background-color="transparent" fo:color="#ff0000"/>
    </style:style>
    <style:style style:name="T73" style:family="text">
      <style:text-properties fo:font-size="12.00pt" fo:font-weight="normal" fo:font-family="Calibri" style:font-family-asian="Calibri" style:font-family-complex="Calibri" fo:background-color="transparent" style:use-window-font-color="true"/>
    </style:style>
    <style:style style:name="T7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5" style:family="text">
      <style:text-properties fo:font-size="12.00pt" fo:font-weight="normal" fo:font-family="Calibri" style:font-family-asian="Calibri" style:font-family-complex="Calibri" fo:background-color="transparent" style:use-window-font-color="true"/>
    </style:style>
    <style:style style:name="T76" style:family="text">
      <style:text-properties fo:font-size="12.00pt" fo:font-weight="normal" fo:font-family="Calibri" style:font-family-asian="Calibri" style:font-family-complex="Calibri" fo:background-color="transparent" fo:color="#008040"/>
    </style:style>
    <style:style style:name="T77" style:family="text">
      <style:text-properties fo:font-size="12.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20.00pt" fo:font-weight="normal" fo:font-family="'Calibri Light'" style:font-family-asian="'Calibri Light'" style:font-family-complex="'Calibri Light'" fo:background-color="transparent" fo:color="#1f3762"/>
    </style:style>
    <style:style style:name="T8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1" style:family="text">
      <style:text-properties fo:font-size="12.00pt" fo:font-weight="normal" fo:font-family="Calibri" style:font-family-asian="Calibri" style:font-family-complex="Calibri" fo:background-color="transparent" style:use-window-font-color="true"/>
    </style:style>
    <style:style style:name="T82" style:family="text">
      <style:text-properties fo:font-size="20.00pt" fo:font-weight="normal" fo:font-family="'Calibri Light'" style:font-family-asian="'Calibri Light'" style:font-family-complex="'Calibri Light'" fo:background-color="transparent" fo:color="#1f3762"/>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20.00pt" fo:font-weight="normal" fo:font-family="'Calibri Light'" style:font-family-asian="'Calibri Light'" style:font-family-complex="'Calibri Light'" fo:background-color="transparent" fo:color="#1f3762"/>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bold"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20.00pt" fo:font-weight="normal" fo:font-family="'Calibri Light'" style:font-family-asian="'Calibri Light'" style:font-family-complex="'Calibri Light'" fo:background-color="transparent" fo:color="#1f3762"/>
    </style:style>
    <style:style style:name="T12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P1" style:family="paragraph">
      <style:paragraph-properties fo:line-height="100.00%" fo:text-align="left"/>
    </style:style>
    <style:style style:name="P2" style:family="paragraph">
      <style:paragraph-properties fo:line-height="100.00%" fo:text-align="left" fo:margin-top="0.20pt"/>
    </style:style>
    <style:style style:name="P3" style:family="paragraph">
      <style:paragraph-properties fo:line-height="100.00%" fo:text-align="center" fo:margin-left="72.85pt" fo:text-indent="0.00pt" fo:margin-right="74.00pt"/>
    </style:style>
    <style:style style:name="P4" style:family="paragraph">
      <style:paragraph-properties fo:line-height="100.00%" fo:text-align="center" fo:margin-left="72.85pt" fo:text-indent="0.00pt" fo:margin-right="73.05pt" fo:margin-top="10.30pt"/>
    </style:style>
    <style:style style:name="P5" style:family="paragraph">
      <style:paragraph-properties fo:line-height="100.00%" fo:text-align="left"/>
    </style:style>
    <style:style style:name="P6" style:family="paragraph">
      <style:paragraph-properties fo:line-height="100.00%" fo:text-align="left" fo:margin-top="0.15pt"/>
    </style:style>
    <style:style style:name="P7" style:family="paragraph">
      <style:paragraph-properties fo:line-height="100.00%" fo:text-align="left">
        <style:tab-stops>
          <style:tab-stop style:position="84.85pt"/>
          <style:tab-stop style:position="39475.80pt"/>
          <style:tab-stop style:position="421121.65pt" style:type="right"/>
          <style:tab-stop style:position="0.00pt"/>
        </style:tab-stops>
      </style:paragraph-properties>
    </style:style>
    <style:style style:name="P8" style:family="paragraph">
      <style:paragraph-properties fo:line-height="100.00%" fo:text-align="left" fo:margin-left="5.60pt" fo:text-indent="0.00pt" fo:margin-top="2.80pt"/>
    </style:style>
    <style:style style:name="P9" style:family="paragraph">
      <style:paragraph-properties fo:line-height="100.00%" fo:text-align="left" fo:margin-left="5.55pt" fo:text-indent="0.00pt" fo:margin-top="2.80pt"/>
    </style:style>
    <style:style style:name="P10" style:family="paragraph">
      <style:paragraph-properties fo:line-height="100.00%" fo:text-align="left">
        <style:tab-stops>
          <style:tab-stop style:position="84.85pt"/>
          <style:tab-stop style:position="39475.80pt"/>
          <style:tab-stop style:position="421121.65pt" style:type="right"/>
          <style:tab-stop style:position="0.00pt"/>
        </style:tab-stops>
      </style:paragraph-properties>
    </style:style>
    <style:style style:name="P11" style:family="paragraph">
      <style:paragraph-properties fo:line-height="100.00%" fo:text-align="left">
        <style:tab-stops>
          <style:tab-stop style:position="84.85pt"/>
          <style:tab-stop style:position="39475.80pt"/>
          <style:tab-stop style:position="421121.65pt" style:type="right"/>
          <style:tab-stop style:position="25.60pt"/>
        </style:tab-stops>
      </style:paragraph-properties>
    </style:style>
    <style:style style:name="P12" style:family="paragraph">
      <style:paragraph-properties fo:line-height="100.00%" fo:text-align="left"/>
    </style:style>
    <style:style style:name="P13" style:family="paragraph">
      <style:paragraph-properties fo:line-height="100.00%" fo:text-align="left">
        <style:tab-stops>
          <style:tab-stop style:position="84.85pt"/>
          <style:tab-stop style:position="39475.80pt"/>
          <style:tab-stop style:position="421121.65pt" style:type="right"/>
          <style:tab-stop style:position="25.60pt"/>
        </style:tab-stops>
      </style:paragraph-properties>
    </style:style>
    <style:style style:name="P14" style:family="paragraph">
      <style:paragraph-properties fo:line-height="100.00%" fo:text-align="left">
        <style:tab-stops>
          <style:tab-stop style:position="84.85pt"/>
          <style:tab-stop style:position="39475.80pt"/>
          <style:tab-stop style:position="421121.65pt" style:type="right"/>
        </style:tab-stops>
      </style:paragraph-properties>
    </style:style>
    <style:style style:name="P15" style:family="paragraph">
      <style:paragraph-properties fo:line-height="100.00%" fo:text-align="left"/>
    </style:style>
    <style:style style:name="P16" style:family="paragraph">
      <style:paragraph-properties fo:line-height="100.00%" fo:text-align="left">
        <style:tab-stops>
          <style:tab-stop style:position="84.85pt"/>
          <style:tab-stop style:position="39475.80pt"/>
          <style:tab-stop style:position="421121.65pt" style:type="right"/>
        </style:tab-stops>
      </style:paragraph-properties>
    </style:style>
    <style:style style:name="P17" style:family="paragraph">
      <style:paragraph-properties fo:line-height="100.00%" fo:text-align="left"/>
    </style:style>
    <style:style style:name="P18" style:family="paragraph">
      <style:paragraph-properties fo:line-height="100.00%" fo:text-align="left" fo:margin-top="0.45pt"/>
    </style:style>
    <style:style style:name="P19" style:family="paragraph">
      <style:paragraph-properties fo:line-height="100.00%" fo:text-align="left" fo:margin-left="7.30pt" fo:text-indent="0.00pt" fo:margin-top="2.95pt"/>
    </style:style>
    <style:style style:name="P20" style:family="paragraph">
      <style:paragraph-properties fo:line-height="100.00%" fo:text-align="left" fo:margin-top="0.50pt"/>
    </style:style>
    <style:style style:name="P21" style:family="paragraph">
      <style:paragraph-properties fo:line-height="100.00%" fo:text-align="left">
        <style:tab-stops>
          <style:tab-stop style:position="52.55pt"/>
          <style:tab-stop style:position="39475.80pt"/>
          <style:tab-stop style:position="54120.05pt" style:char="." style:type="char"/>
          <style:tab-stop style:position="0.00pt"/>
          <style:tab-stop style:position="64.60pt"/>
        </style:tab-stops>
      </style:paragraph-properties>
    </style:style>
    <style:style style:name="P22" style:family="paragraph">
      <style:paragraph-properties fo:line-height="100.00%" fo:text-align="left" fo:margin-left="7.85pt" fo:text-indent="0.00pt" fo:margin-top="0.05pt"/>
    </style:style>
    <style:style style:name="P23" style:family="paragraph">
      <style:paragraph-properties fo:line-height="100.00%" fo:text-align="left" fo:margin-left="21.40pt" fo:text-indent="0.00pt" fo:margin-top="0.05pt"/>
    </style:style>
    <style:style style:name="P24" style:family="paragraph">
      <style:paragraph-properties fo:line-height="100.00%" fo:text-align="left" fo:margin-left="28.10pt" fo:text-indent="-22.55pt" fo:margin-right="4.65pt" fo:margin-top="0.70pt"/>
    </style:style>
    <style:style style:name="P25" style:family="paragraph">
      <style:paragraph-properties fo:line-height="100.00%" fo:text-align="left" fo:margin-left="28.90pt" fo:text-indent="0.00pt" fo:margin-top="0.05pt"/>
    </style:style>
    <style:style style:name="P26" style:family="paragraph">
      <style:paragraph-properties fo:line-height="100.00%" fo:text-align="center" fo:margin-left="10.15pt" fo:text-indent="0.00pt" fo:margin-right="16.00pt" fo:margin-top="0.05pt"/>
    </style:style>
    <style:style style:name="P27" style:family="paragraph">
      <style:paragraph-properties fo:line-height="100.00%" fo:text-align="center" fo:margin-left="9.95pt" fo:text-indent="0.00pt" fo:margin-right="16.00pt" fo:margin-top="6.85pt"/>
    </style:style>
    <style:style style:name="P28" style:family="paragraph">
      <style:paragraph-properties fo:line-height="100.00%" fo:text-align="left">
        <style:tab-stops>
          <style:tab-stop style:position="52.55pt"/>
          <style:tab-stop style:position="39475.80pt"/>
          <style:tab-stop style:position="54120.05pt" style:char="." style:type="char"/>
          <style:tab-stop style:position="0.00pt"/>
          <style:tab-stop style:position="64.60pt"/>
        </style:tab-stops>
      </style:paragraph-properties>
    </style:style>
    <style:style style:name="P29" style:family="paragraph">
      <style:paragraph-properties fo:line-height="100.00%" fo:text-align="left">
        <style:tab-stops>
          <style:tab-stop style:position="52.55pt"/>
          <style:tab-stop style:position="39475.80pt"/>
          <style:tab-stop style:position="421121.65pt" style:type="right"/>
          <style:tab-stop style:position="25.60pt"/>
          <style:tab-stop style:position="64.60pt"/>
        </style:tab-stops>
      </style:paragraph-properties>
    </style:style>
    <style:style style:name="P30" style:family="paragraph">
      <style:paragraph-properties fo:line-height="100.00%" fo:text-align="left"/>
    </style:style>
    <style:style style:name="P31" style:family="paragraph">
      <style:paragraph-properties fo:line-height="100.00%" fo:text-align="left">
        <style:tab-stops>
          <style:tab-stop style:position="52.55pt"/>
          <style:tab-stop style:position="39475.80pt"/>
          <style:tab-stop style:position="421121.65pt" style:type="right"/>
          <style:tab-stop style:position="25.60pt"/>
          <style:tab-stop style:position="64.60pt"/>
        </style:tab-stops>
      </style:paragraph-properties>
    </style:style>
    <style:style style:name="P32" style:family="paragraph">
      <style:paragraph-properties fo:line-height="100.00%" fo:text-align="left">
        <style:tab-stops>
          <style:tab-stop style:position="52.55pt"/>
          <style:tab-stop style:position="39475.80pt"/>
          <style:tab-stop style:position="421121.65pt" style:type="right"/>
          <style:tab-stop style:position="25.60pt"/>
          <style:tab-stop style:position="64.60pt"/>
        </style:tab-stops>
      </style:paragraph-properties>
    </style:style>
    <style:style style:name="P33" style:family="paragraph">
      <style:paragraph-properties fo:line-height="100.00%" fo:text-align="left"/>
    </style:style>
    <style:style style:name="P34" style:family="paragraph">
      <style:paragraph-properties fo:line-height="100.00%" fo:text-align="left">
        <style:tab-stops>
          <style:tab-stop style:position="52.55pt"/>
          <style:tab-stop style:position="39475.80pt"/>
          <style:tab-stop style:position="421121.65pt" style:type="right"/>
          <style:tab-stop style:position="25.60pt"/>
          <style:tab-stop style:position="64.60pt"/>
        </style:tab-stops>
      </style:paragraph-properties>
    </style:style>
    <style:style style:name="P35" style:family="paragraph">
      <style:paragraph-properties fo:line-height="100.00%" fo:text-align="left">
        <style:tab-stops>
          <style:tab-stop style:position="52.55pt"/>
          <style:tab-stop style:position="39475.80pt"/>
          <style:tab-stop style:position="421121.65pt" style:type="right"/>
          <style:tab-stop style:position="25.60pt"/>
          <style:tab-stop style:position="64.60pt"/>
        </style:tab-stops>
      </style:paragraph-properties>
    </style:style>
    <style:style style:name="P36" style:family="paragraph">
      <style:paragraph-properties fo:line-height="100.00%" fo:text-align="left"/>
    </style:style>
    <style:style style:name="P37" style:family="paragraph">
      <style:paragraph-properties fo:line-height="100.00%" fo:text-align="left">
        <style:tab-stops>
          <style:tab-stop style:position="52.55pt"/>
          <style:tab-stop style:position="39475.80pt"/>
          <style:tab-stop style:position="421121.65pt" style:type="right"/>
          <style:tab-stop style:position="25.60pt"/>
          <style:tab-stop style:position="64.60pt"/>
        </style:tab-stops>
      </style:paragraph-properties>
    </style:style>
    <style:style style:name="P38" style:family="paragraph">
      <style:paragraph-properties fo:line-height="100.00%" fo:text-align="left"/>
    </style:style>
    <style:style style:name="P39" style:family="paragraph">
      <style:paragraph-properties fo:line-height="100.00%" fo:text-align="left" fo:margin-top="0.55pt"/>
    </style:style>
    <style:style style:name="P40" style:family="paragraph">
      <style:paragraph-properties fo:line-height="100.00%" fo:text-align="left" fo:margin-left="5.05pt" fo:text-indent="0.00pt"/>
    </style:style>
    <style:style style:name="P41" style:family="paragraph">
      <style:paragraph-properties fo:line-height="100.00%" fo:text-align="left"/>
    </style:style>
    <style:style style:name="P42" style:family="paragraph">
      <style:paragraph-properties fo:line-height="100.00%" fo:text-align="left" fo:margin-left="5.05pt" fo:text-indent="0.00pt" fo:margin-top="4.80pt"/>
    </style:style>
    <style:style style:name="P43" style:family="paragraph">
      <style:paragraph-properties fo:line-height="100.00%" fo:text-align="right"/>
    </style:style>
    <text:list-style style:name="L44">
      <text:list-level-style-bullet text:level="1" text:bullet-char="•">
        <style:list-level-properties text:space-before="5.05pt" text:min-label-width="18.00pt"/>
        <style:text-properties fo:font-family="Symbol"/>
      </text:list-level-style-bullet>
    </text:list-style>
    <style:style style:name="P44" style:family="paragraph">
      <style:paragraph-properties fo:line-height="100.00%" fo:text-align="left" fo:margin-left="0.05pt" fo:text-indent="-0.05pt" fo:margin-top="4.25pt">
        <style:tab-stops>
          <style:tab-stop style:position="-23.05pt"/>
        </style:tab-stops>
      </style:paragraph-properties>
    </style:style>
    <style:style style:name="P45" style:family="paragraph">
      <style:paragraph-properties fo:line-height="100.00%" fo:text-align="left" fo:margin-left="36.10pt" fo:text-indent="-0.05pt" fo:margin-right="41.15pt" fo:margin-top="2.35pt">
        <style:tab-stops>
          <style:tab-stop style:position="-23.10pt"/>
          <style:tab-stop style:position="-23.05pt"/>
        </style:tab-stops>
      </style:paragraph-properties>
    </style:style>
    <style:style style:name="P46" style:family="paragraph">
      <style:paragraph-properties fo:line-height="100.00%" fo:text-align="left"/>
    </style:style>
    <style:style style:name="P47" style:family="paragraph">
      <style:paragraph-properties fo:line-height="100.00%" fo:text-align="left" fo:margin-top="0.35pt"/>
    </style:style>
    <text:list-style style:name="L48">
      <text:list-level-style-bullet text:level="1" text:bullet-char="•">
        <style:list-level-properties text:space-before="5.00pt" text:min-label-width="18.00pt"/>
        <style:text-properties fo:font-family="Symbol"/>
      </text:list-level-style-bullet>
    </text:list-style>
    <style:style style:name="P48" style:family="paragraph">
      <style:paragraph-properties fo:line-height="100.00%" fo:text-align="left" fo:margin-left="18.10pt" fo:text-indent="-18.10pt">
        <style:tab-stops>
          <style:tab-stop style:position="-23.00pt"/>
          <style:tab-stop style:position="-22.95pt"/>
        </style:tab-stops>
      </style:paragraph-properties>
    </style:style>
    <style:style style:name="P49" style:family="paragraph">
      <style:paragraph-properties fo:line-height="100.00%" fo:text-align="left" fo:margin-left="36.15pt" fo:text-indent="-0.05pt" fo:margin-right="26.35pt" fo:margin-top="8.35pt">
        <style:tab-stops>
          <style:tab-stop style:position="-23.05pt"/>
          <style:tab-stop style:position="-23.00pt"/>
        </style:tab-stops>
      </style:paragraph-properties>
    </style:style>
    <style:style style:name="P50" style:family="paragraph">
      <style:paragraph-properties fo:line-height="100.00%" fo:text-align="left"/>
    </style:style>
    <text:list-style style:name="L51">
      <text:list-level-style-bullet text:level="1" text:bullet-char="•">
        <style:list-level-properties text:space-before="5.00pt" text:min-label-width="18.00pt"/>
        <style:text-properties fo:font-family="Symbol"/>
      </text:list-level-style-bullet>
    </text:list-style>
    <style:style style:name="P51" style:family="paragraph">
      <style:paragraph-properties fo:line-height="100.00%" fo:text-align="left" fo:margin-left="54.15pt" fo:text-indent="-54.15pt">
        <style:tab-stops>
          <style:tab-stop style:position="-23.00pt"/>
          <style:tab-stop style:position="-22.95pt"/>
        </style:tab-stops>
      </style:paragraph-properties>
    </style:style>
    <style:style style:name="P52" style:family="paragraph">
      <style:paragraph-properties fo:line-height="100.00%" fo:text-align="left">
        <style:tab-stops>
          <style:tab-stop style:position="77.15pt"/>
          <style:tab-stop style:position="77.20pt"/>
        </style:tab-stops>
      </style:paragraph-properties>
    </style:style>
    <style:style style:name="P53" style:family="paragraph">
      <style:paragraph-properties fo:line-height="100.00%" fo:text-align="left" fo:margin-bottom="8.00pt"/>
    </style:style>
    <style:style style:name="P54" style:family="paragraph">
      <style:paragraph-properties fo:line-height="100.00%" fo:text-align="left" fo:margin-top="0.35pt"/>
    </style:style>
    <text:list-style style:name="L55">
      <text:list-level-style-bullet text:level="1" text:bullet-char="•">
        <style:list-level-properties text:space-before="5.00pt" text:min-label-width="18.00pt"/>
        <style:text-properties fo:font-family="Symbol"/>
      </text:list-level-style-bullet>
    </text:list-style>
    <style:style style:name="P55" style:family="paragraph">
      <style:paragraph-properties fo:line-height="100.00%" fo:text-align="left" fo:margin-left="54.15pt" fo:text-indent="-54.15pt">
        <style:tab-stops>
          <style:tab-stop style:position="-23.00pt"/>
          <style:tab-stop style:position="-22.95pt"/>
        </style:tab-stops>
      </style:paragraph-properties>
    </style:style>
    <style:style style:name="P56" style:family="paragraph">
      <style:paragraph-properties fo:line-height="100.00%" fo:text-align="left" fo:margin-left="13.00pt" fo:text-indent="0.00pt" fo:margin-bottom="8.00pt"/>
    </style:style>
    <style:style style:name="P57" style:family="paragraph">
      <style:paragraph-properties fo:line-height="100.00%" fo:text-align="left" fo:margin-left="54.15pt" fo:text-indent="-54.15pt" fo:margin-top="12.50pt">
        <style:tab-stops>
          <style:tab-stop style:position="-23.00pt"/>
          <style:tab-stop style:position="-22.95pt"/>
        </style:tab-stops>
      </style:paragraph-properties>
    </style:style>
    <style:style style:name="P58" style:family="paragraph">
      <style:paragraph-properties fo:line-height="115.00%" fo:text-align="left" fo:margin-bottom="10.00pt"/>
    </style:style>
    <text:list-style style:name="L59">
      <text:list-level-style-bullet text:level="1" text:bullet-char="•">
        <style:list-level-properties text:space-before="18.00pt" text:min-label-width="18.00pt"/>
        <style:text-properties fo:font-family="Symbol"/>
      </text:list-level-style-bullet>
    </text:list-style>
    <style:style style:name="P59" style:family="paragraph">
      <style:paragraph-properties fo:line-height="115.00%" fo:text-align="left" fo:margin-bottom="10.00pt"/>
    </style:style>
    <style:style style:name="P60" style:family="paragraph">
      <style:paragraph-properties fo:line-height="100.00%" fo:text-align="left"/>
    </style:style>
    <text:list-style style:name="L61">
      <text:list-level-style-bullet text:level="1" text:bullet-char="•">
        <style:list-level-properties text:space-before="5.00pt" text:min-label-width="18.00pt"/>
        <style:text-properties fo:font-family="Symbol"/>
      </text:list-level-style-bullet>
    </text:list-style>
    <style:style style:name="P61" style:family="paragraph">
      <style:paragraph-properties fo:line-height="100.00%" fo:text-align="left" fo:margin-left="54.15pt" fo:text-indent="-54.15pt" fo:margin-top="0.05pt">
        <style:tab-stops>
          <style:tab-stop style:position="-23.00pt"/>
          <style:tab-stop style:position="-22.95pt"/>
        </style:tab-stops>
      </style:paragraph-properties>
    </style:style>
    <style:style style:name="P62" style:family="paragraph">
      <style:paragraph-properties fo:line-height="100.00%" fo:text-align="left" fo:margin-left="36.15pt" fo:text-indent="-0.05pt" fo:margin-top="8.10pt">
        <style:tab-stops>
          <style:tab-stop style:position="-23.05pt"/>
          <style:tab-stop style:position="-23.00pt"/>
        </style:tab-stops>
      </style:paragraph-properties>
    </style:style>
    <style:style style:name="P63" style:family="paragraph">
      <style:paragraph-properties fo:line-height="100.00%" fo:text-align="left" fo:margin-bottom="8.00pt"/>
    </style:style>
    <style:style style:name="P64" style:family="paragraph">
      <style:paragraph-properties fo:line-height="100.00%" fo:text-align="left" fo:margin-top="0.35pt"/>
    </style:style>
    <text:list-style style:name="L65">
      <text:list-level-style-bullet text:level="1" text:bullet-char="•">
        <style:list-level-properties text:space-before="5.00pt" text:min-label-width="18.00pt"/>
        <style:text-properties fo:font-family="Symbol"/>
      </text:list-level-style-bullet>
    </text:list-style>
    <style:style style:name="P65" style:family="paragraph">
      <style:paragraph-properties fo:line-height="100.00%" fo:text-align="left" fo:margin-left="54.15pt" fo:text-indent="-54.15pt">
        <style:tab-stops>
          <style:tab-stop style:position="-23.00pt"/>
          <style:tab-stop style:position="-22.95pt"/>
        </style:tab-stops>
      </style:paragraph-properties>
    </style:style>
    <style:style style:name="P66" style:family="paragraph">
      <style:paragraph-properties fo:line-height="100.00%" fo:text-align="left" fo:margin-left="36.15pt" fo:text-indent="-0.05pt" fo:margin-right="13.15pt" fo:margin-top="8.10pt">
        <style:tab-stops>
          <style:tab-stop style:position="-23.05pt"/>
          <style:tab-stop style:position="-23.00pt"/>
        </style:tab-stops>
      </style:paragraph-properties>
    </style:style>
    <style:style style:name="P67" style:family="paragraph">
      <style:paragraph-properties fo:line-height="100.00%" fo:text-align="left" fo:margin-bottom="8.00pt"/>
    </style:style>
    <style:style style:name="P68" style:family="paragraph">
      <style:paragraph-properties fo:line-height="100.00%" fo:text-align="left" fo:margin-right="13.15pt" fo:margin-top="8.10pt">
        <style:tab-stops>
          <style:tab-stop style:position="59.10pt"/>
          <style:tab-stop style:position="59.15pt"/>
        </style:tab-stops>
      </style:paragraph-properties>
    </style:style>
    <text:list-style style:name="L69">
      <text:list-level-style-bullet text:level="1" text:bullet-char="•">
        <style:list-level-properties text:space-before="5.00pt" text:min-label-width="18.00pt"/>
        <style:text-properties fo:font-family="Symbol"/>
      </text:list-level-style-bullet>
    </text:list-style>
    <style:style style:name="P69" style:family="paragraph">
      <style:paragraph-properties fo:line-height="100.00%" fo:text-align="left" fo:margin-left="54.15pt" fo:text-indent="-54.15pt">
        <style:tab-stops>
          <style:tab-stop style:position="-23.00pt"/>
          <style:tab-stop style:position="-22.95pt"/>
        </style:tab-stops>
      </style:paragraph-properties>
    </style:style>
    <style:style style:name="P70" style:family="paragraph">
      <style:paragraph-properties fo:line-height="100.00%" fo:text-align="left" fo:margin-bottom="8.00pt"/>
    </style:style>
    <style:style style:name="P71" style:family="paragraph">
      <style:paragraph-properties fo:line-height="100.00%" fo:text-align="left" fo:margin-top="0.15pt"/>
    </style:style>
    <text:list-style style:name="L72">
      <text:list-level-style-bullet text:level="1" text:bullet-char="•">
        <style:list-level-properties text:space-before="5.00pt" text:min-label-width="18.00pt"/>
        <style:text-properties fo:font-family="Symbol"/>
      </text:list-level-style-bullet>
    </text:list-style>
    <style:style style:name="P72" style:family="paragraph">
      <style:paragraph-properties fo:line-height="100.00%" fo:text-align="left" fo:margin-left="54.15pt" fo:text-indent="-54.15pt">
        <style:tab-stops>
          <style:tab-stop style:position="-23.00pt"/>
          <style:tab-stop style:position="-22.95pt"/>
        </style:tab-stops>
      </style:paragraph-properties>
    </style:style>
    <style:style style:name="P73" style:family="paragraph">
      <style:paragraph-properties fo:line-height="100.00%" fo:text-align="left" fo:margin-left="13.00pt" fo:text-indent="0.00pt" fo:margin-bottom="8.00pt"/>
    </style:style>
    <style:style style:name="P74" style:family="paragraph">
      <style:paragraph-properties fo:line-height="100.00%" fo:text-align="left" fo:margin-bottom="8.00pt"/>
    </style:style>
    <text:list-style style:name="L75">
      <text:list-level-style-bullet text:level="1" text:bullet-char="•">
        <style:list-level-properties text:space-before="18.00pt" text:min-label-width="18.00pt"/>
        <style:text-properties fo:font-family="Symbol"/>
      </text:list-level-style-bullet>
    </text:list-style>
    <style:style style:name="P75" style:family="paragraph">
      <style:paragraph-properties fo:line-height="100.00%" fo:text-align="left" fo:margin-bottom="8.00pt"/>
    </style:style>
    <style:style style:name="P76" style:family="paragraph">
      <style:paragraph-properties fo:line-height="100.00%" fo:text-align="left" fo:margin-bottom="8.00pt"/>
    </style:style>
    <style:style style:name="P77" style:family="paragraph">
      <style:paragraph-properties fo:line-height="100.00%" fo:text-align="left" fo:margin-top="0.10pt"/>
    </style:style>
    <text:list-style style:name="L78">
      <text:list-level-style-bullet text:level="1" text:bullet-char="•">
        <style:list-level-properties text:space-before="5.00pt" text:min-label-width="18.00pt"/>
        <style:text-properties fo:font-family="Symbol"/>
      </text:list-level-style-bullet>
    </text:list-style>
    <style:style style:name="P78" style:family="paragraph">
      <style:paragraph-properties fo:line-height="100.00%" fo:text-align="left" fo:margin-left="54.15pt" fo:text-indent="-54.15pt" fo:margin-top="0.05pt">
        <style:tab-stops>
          <style:tab-stop style:position="-23.00pt"/>
          <style:tab-stop style:position="-22.95pt"/>
        </style:tab-stops>
      </style:paragraph-properties>
    </style:style>
    <style:style style:name="P79" style:family="paragraph">
      <style:paragraph-properties fo:line-height="100.00%" fo:text-align="left"/>
    </style:style>
    <text:list-style style:name="L80">
      <text:list-level-style-bullet text:level="1" text:bullet-char="•">
        <style:list-level-properties text:space-before="5.00pt" text:min-label-width="18.00pt"/>
        <style:text-properties fo:font-family="Symbol"/>
      </text:list-level-style-bullet>
    </text:list-style>
    <style:style style:name="P80" style:family="paragraph">
      <style:paragraph-properties fo:line-height="100.00%" fo:text-align="left" fo:margin-left="54.15pt" fo:text-indent="-54.15pt" fo:margin-top="0.05pt">
        <style:tab-stops>
          <style:tab-stop style:position="-23.00pt"/>
          <style:tab-stop style:position="-22.95pt"/>
        </style:tab-stops>
      </style:paragraph-properties>
    </style:style>
    <style:style style:name="P81" style:family="paragraph">
      <style:paragraph-properties fo:line-height="100.00%" fo:text-align="left" fo:margin-right="9.70pt" fo:margin-top="8.30pt">
        <style:tab-stops>
          <style:tab-stop style:position="59.10pt"/>
          <style:tab-stop style:position="59.15pt"/>
        </style:tab-stops>
      </style:paragraph-properties>
    </style:style>
    <style:style style:name="P82" style:family="paragraph">
      <style:paragraph-properties fo:line-height="100.00%" fo:text-align="left" fo:margin-top="0.40pt"/>
    </style:style>
    <text:list-style style:name="L83">
      <text:list-level-style-bullet text:level="1" text:bullet-char="•">
        <style:list-level-properties text:space-before="5.00pt" text:min-label-width="18.00pt"/>
        <style:text-properties fo:font-family="Symbol"/>
      </text:list-level-style-bullet>
    </text:list-style>
    <style:style style:name="P83" style:family="paragraph">
      <style:paragraph-properties fo:line-height="100.00%" fo:text-align="left" fo:margin-left="54.15pt" fo:text-indent="-54.15pt">
        <style:tab-stops>
          <style:tab-stop style:position="-23.00pt"/>
          <style:tab-stop style:position="-22.95pt"/>
        </style:tab-stops>
      </style:paragraph-properties>
    </style:style>
    <style:style style:name="P84" style:family="paragraph">
      <style:paragraph-properties fo:line-height="100.00%" fo:text-align="left"/>
    </style:style>
    <style:style style:name="P85" style:family="paragraph">
      <style:paragraph-properties fo:line-height="100.00%" fo:text-align="left" fo:margin-left="5.40pt" fo:text-indent="-5.40pt">
        <style:tab-stops>
          <style:tab-stop style:position="133.35pt"/>
          <style:tab-stop style:position="26311.80pt"/>
        </style:tab-stops>
      </style:paragraph-properties>
    </style:style>
    <style:style style:name="P86" style:family="paragraph">
      <style:paragraph-properties fo:line-height="100.00%" fo:text-align="center"/>
    </style:style>
    <style:style style:name="P87" style:family="paragraph">
      <style:paragraph-properties fo:line-height="100.00%" fo:text-align="left" fo:margin-left="5.40pt" fo:text-indent="-5.40pt">
        <style:tab-stops>
          <style:tab-stop style:position="133.35pt"/>
          <style:tab-stop style:position="26311.80pt"/>
        </style:tab-stops>
      </style:paragraph-properties>
    </style:style>
    <style:style style:name="P88" style:family="paragraph">
      <style:paragraph-properties fo:line-height="100.00%" fo:text-align="left" fo:margin-left="5.40pt" fo:text-indent="-5.40pt">
        <style:tab-stops>
          <style:tab-stop style:position="133.35pt"/>
          <style:tab-stop style:position="26311.80pt"/>
        </style:tab-stops>
      </style:paragraph-properties>
    </style:style>
    <style:style style:name="P89" style:family="paragraph">
      <style:paragraph-properties fo:line-height="100.00%" fo:text-align="left"/>
    </style:style>
    <style:style style:name="P90" style:family="paragraph">
      <style:paragraph-properties fo:line-height="100.00%" fo:text-align="left" fo:margin-left="5.40pt" fo:text-indent="-5.40pt">
        <style:tab-stops>
          <style:tab-stop style:position="133.35pt"/>
          <style:tab-stop style:position="26311.80pt"/>
        </style:tab-stops>
      </style:paragraph-properties>
    </style:style>
    <style:style style:name="P91" style:family="paragraph">
      <style:paragraph-properties fo:line-height="100.00%" fo:text-align="left" fo:margin-left="5.40pt" fo:text-indent="-5.40pt">
        <style:tab-stops>
          <style:tab-stop style:position="133.35pt"/>
          <style:tab-stop style:position="26311.80pt"/>
        </style:tab-stops>
      </style:paragraph-properties>
    </style:style>
    <style:style style:name="P92" style:family="paragraph">
      <style:paragraph-properties fo:line-height="100.00%" fo:text-align="left"/>
    </style:style>
    <style:style style:name="P93" style:family="paragraph">
      <style:paragraph-properties fo:line-height="100.00%" fo:text-align="left" fo:margin-left="5.40pt" fo:text-indent="-5.40pt">
        <style:tab-stops>
          <style:tab-stop style:position="133.35pt"/>
          <style:tab-stop style:position="26311.80pt"/>
        </style:tab-stops>
      </style:paragraph-properties>
    </style:style>
    <style:style style:name="P94" style:family="paragraph">
      <style:paragraph-properties fo:line-height="100.00%" fo:text-align="left"/>
    </style:style>
    <text:list-style style:name="L95">
      <text:list-level-style-bullet text:level="1" text:bullet-char="•">
        <style:list-level-properties text:space-before="5.00pt" text:min-label-width="18.00pt"/>
        <style:text-properties fo:font-family="Symbol"/>
      </text:list-level-style-bullet>
    </text:list-style>
    <style:style style:name="P95" style:family="paragraph">
      <style:paragraph-properties fo:line-height="100.00%" fo:text-align="left" fo:margin-left="54.15pt" fo:text-indent="-54.15pt" fo:margin-top="11.55pt">
        <style:tab-stops>
          <style:tab-stop style:position="-23.00pt"/>
          <style:tab-stop style:position="-22.95pt"/>
        </style:tab-stops>
      </style:paragraph-properties>
    </style:style>
    <style:style style:name="P96" style:family="paragraph">
      <style:paragraph-properties fo:line-height="100.00%" fo:text-align="left" fo:margin-left="18.10pt" fo:text-indent="-0.10pt" fo:margin-top="8.10pt">
        <style:tab-stops>
          <style:tab-stop style:position="-23.00pt"/>
          <style:tab-stop style:position="-22.95pt"/>
        </style:tab-stops>
      </style:paragraph-properties>
    </style:style>
    <style:style style:name="TableColumn0100" style:family="table-column">
      <style:table-column-properties style:column-width="1.178472in"/>
    </style:style>
    <style:style style:name="TableColumn0101" style:family="table-column">
      <style:table-column-properties style:column-width="1.512500in"/>
    </style:style>
    <style:style style:name="TableColumn0102" style:family="table-column">
      <style:table-column-properties style:column-width="1.314583in"/>
    </style:style>
    <style:style style:name="TableColumn0103" style:family="table-column">
      <style:table-column-properties style:column-width="2.378472in"/>
    </style:style>
    <style:style style:name="Table01" style:family="table">
      <style:table-properties style:width="6.384028in" fo:margin-left="0.000000in" style:writing-mode="lr" table:align="left" style:may-break-between-rows="true"/>
    </style:style>
    <style:style style:name="TableRow0100" style:family="table-row">
      <style:table-row-properties style:min-row-height="0.385417in"/>
    </style:style>
    <style:style style:name="TableCell010000" style:family="table-cell">
      <style:table-cell-properties fo:border-top="0.008333in solid #000000" fo:border-left="0.008333in solid #000000" fo:border-right="0.008333in solid #000000" fo:border-bottom="0.008333in solid #000000" fo:vertical-align="top" fo:background-color="#ffffff"/>
    </style:style>
    <style:style style:name="TableCell010001" style:family="table-cell">
      <style:table-cell-properties fo:border-top="0.008333in solid #000000" fo:border-left="0.008333in solid #000000" fo:border-right="0.008333in solid #000000" fo:border-bottom="0.008333in solid #000000" fo:vertical-align="top" fo:background-color="#ffffff"/>
    </style:style>
    <style:style style:name="TableCell010002" style:family="table-cell">
      <style:table-cell-properties fo:border-top="0.008333in solid #000000" fo:border-left="0.008333in solid #000000" fo:border-right="0.008333in solid #000000" fo:border-bottom="0.008333in solid #000000" fo:vertical-align="top" fo:background-color="#ffffff"/>
    </style:style>
    <style:style style:name="TableCell010003" style:family="table-cell">
      <style:table-cell-properties fo:border-top="0.008333in solid #000000" fo:border-left="0.008333in solid #000000" fo:border-right="0.008333in solid #000000" fo:border-bottom="0.008333in solid #000000" fo:vertical-align="top" fo:background-color="#ffffff"/>
    </style:style>
    <style:style style:name="TableRow0101" style:family="table-row">
      <style:table-row-properties style:min-row-height="0.385417in"/>
    </style:style>
    <style:style style:name="TableCell010100" style:family="table-cell">
      <style:table-cell-properties fo:border-top="0.008333in solid #000000" fo:border-left="0.008333in solid #000000" fo:border-right="0.008333in solid #000000" fo:border-bottom="0.008333in solid #000000" fo:vertical-align="top" fo:background-color="#ffffff"/>
    </style:style>
    <style:style style:name="TableCell010101" style:family="table-cell">
      <style:table-cell-properties fo:border-top="0.008333in solid #000000" fo:border-left="0.008333in solid #000000" fo:border-right="0.008333in solid #000000" fo:border-bottom="0.008333in solid #000000" fo:vertical-align="top" fo:background-color="#ffffff"/>
    </style:style>
    <style:style style:name="TableCell010102" style:family="table-cell">
      <style:table-cell-properties fo:border-top="0.008333in solid #000000" fo:border-left="0.008333in solid #000000" fo:border-right="0.008333in solid #000000" fo:border-bottom="0.008333in solid #000000" fo:vertical-align="top" fo:background-color="#ffffff"/>
    </style:style>
    <style:style style:name="TableCell010103" style:family="table-cell">
      <style:table-cell-properties fo:border-top="0.008333in solid #000000" fo:border-left="0.008333in solid #000000" fo:border-right="0.008333in solid #000000" fo:border-bottom="0.008333in solid #000000" fo:vertical-align="top" fo:background-color="#ffffff"/>
    </style:style>
    <style:style style:name="TableRow0102" style:family="table-row">
      <style:table-row-properties style:min-row-height="0.312500in"/>
    </style:style>
    <style:style style:name="TableCell010200" style:family="table-cell">
      <style:table-cell-properties fo:border-top="0.008333in solid #000000" fo:border-left="0.008333in solid #000000" fo:border-right="0.008333in solid #000000" fo:border-bottom="0.008333in solid #000000" fo:vertical-align="top" fo:background-color="#ffffff"/>
    </style:style>
    <style:style style:name="TableCell010201" style:family="table-cell">
      <style:table-cell-properties fo:border-top="0.008333in solid #000000" fo:border-left="0.008333in solid #000000" fo:border-right="0.008333in solid #000000" fo:border-bottom="0.008333in solid #000000" fo:vertical-align="top" fo:background-color="#ffffff"/>
    </style:style>
    <style:style style:name="TableCell010202" style:family="table-cell">
      <style:table-cell-properties fo:border-top="0.008333in solid #000000" fo:border-left="0.008333in solid #000000" fo:border-right="0.008333in solid #000000" fo:border-bottom="0.008333in solid #000000" fo:vertical-align="top" fo:background-color="#ffffff"/>
    </style:style>
    <style:style style:name="TableCell010203" style:family="table-cell">
      <style:table-cell-properties fo:border-top="0.000000in solid #000000" fo:border-left="0.000000in solid #000000" fo:border-right="0.000000in solid #000000" fo:border-bottom="0.000000in solid #000000" fo:vertical-align="top" fo:background-color="# 0 0 0"/>
    </style:style>
    <style:style style:name="TableColumn0200" style:family="table-column">
      <style:table-column-properties style:column-width="0.729861in"/>
    </style:style>
    <style:style style:name="TableColumn0201" style:family="table-column">
      <style:table-column-properties style:column-width="0.897222in"/>
    </style:style>
    <style:style style:name="TableColumn0202" style:family="table-column">
      <style:table-column-properties style:column-width="1.115972in"/>
    </style:style>
    <style:style style:name="TableColumn0203" style:family="table-column">
      <style:table-column-properties style:column-width="1.262500in"/>
    </style:style>
    <style:style style:name="TableColumn0204" style:family="table-column">
      <style:table-column-properties style:column-width="2.378472in"/>
    </style:style>
    <style:style style:name="Table02" style:family="table">
      <style:table-properties style:width="6.384028in" fo:margin-left="0.000000in" style:writing-mode="lr" table:align="left" style:may-break-between-rows="true"/>
    </style:style>
    <style:style style:name="TableRow0200" style:family="table-row">
      <style:table-row-properties style:min-row-height="0.562500in"/>
    </style:style>
    <style:style style:name="TableCell020000" style:family="table-cell">
      <style:table-cell-properties fo:border-top="0.008333in solid #000000" fo:border-left="0.008333in solid #000000" fo:border-right="0.008333in solid #000000" fo:border-bottom="0.008333in solid #000000" fo:vertical-align="top" fo:background-color="#cccccc"/>
    </style:style>
    <style:style style:name="TableCell020001" style:family="table-cell">
      <style:table-cell-properties fo:border-top="0.008333in solid #000000" fo:border-left="0.008333in solid #000000" fo:border-right="0.008333in solid #000000" fo:border-bottom="0.008333in solid #000000" fo:vertical-align="top" fo:background-color="#cccccc"/>
    </style:style>
    <style:style style:name="TableCell020002" style:family="table-cell">
      <style:table-cell-properties fo:border-top="0.008333in solid #000000" fo:border-left="0.008333in solid #000000" fo:border-right="0.008333in solid #000000" fo:border-bottom="0.008333in solid #000000" fo:vertical-align="top" fo:background-color="#cccccc"/>
    </style:style>
    <style:style style:name="TableCell020003" style:family="table-cell">
      <style:table-cell-properties fo:border-top="0.008333in solid #000000" fo:border-left="0.008333in solid #000000" fo:border-right="0.008333in solid #000000" fo:border-bottom="0.008333in solid #000000" fo:vertical-align="top" fo:background-color="#cccccc"/>
    </style:style>
    <style:style style:name="TableCell020004" style:family="table-cell">
      <style:table-cell-properties fo:border-top="0.008333in solid #000000" fo:border-left="0.008333in solid #000000" fo:border-right="0.008333in solid #000000" fo:border-bottom="0.008333in solid #000000" fo:vertical-align="top" fo:background-color="#cccccc"/>
    </style:style>
    <style:style style:name="TableRow0201" style:family="table-row">
      <style:table-row-properties style:min-row-height="0.177083in"/>
    </style:style>
    <style:style style:name="TableCell020100" style:family="table-cell">
      <style:table-cell-properties fo:border-top="0.008333in solid #000000" fo:border-left="0.008333in solid #000000" fo:border-right="0.008333in solid #000000" fo:border-bottom="0.008333in solid #000000" fo:vertical-align="top" fo:background-color="#ffffff"/>
    </style:style>
    <style:style style:name="TableCell020101" style:family="table-cell">
      <style:table-cell-properties fo:border-top="0.008333in solid #000000" fo:border-left="0.008333in solid #000000" fo:border-right="0.008333in solid #000000" fo:border-bottom="0.008333in solid #000000" fo:vertical-align="top" fo:background-color="#ffffff"/>
    </style:style>
    <style:style style:name="TableCell020102" style:family="table-cell">
      <style:table-cell-properties fo:border-top="0.008333in solid #000000" fo:border-left="0.008333in solid #000000" fo:border-right="0.008333in solid #000000" fo:border-bottom="0.008333in solid #000000" fo:vertical-align="top" fo:background-color="#ffffff"/>
    </style:style>
    <style:style style:name="TableCell020103" style:family="table-cell">
      <style:table-cell-properties fo:border-top="0.008333in solid #000000" fo:border-left="0.008333in solid #000000" fo:border-right="0.008333in solid #000000" fo:border-bottom="0.008333in solid #000000" fo:vertical-align="top" fo:background-color="#ffffff"/>
    </style:style>
    <style:style style:name="TableCell020104" style:family="table-cell">
      <style:table-cell-properties fo:border-top="0.008333in solid #000000" fo:border-left="0.008333in solid #000000" fo:border-right="0.008333in solid #000000" fo:border-bottom="0.008333in solid #000000" fo:vertical-align="top" fo:background-color="#ffffff"/>
    </style:style>
    <style:style style:name="TableRow0202" style:family="table-row">
      <style:table-row-properties style:min-row-height="0.187500in"/>
    </style:style>
    <style:style style:name="TableCell020200" style:family="table-cell">
      <style:table-cell-properties fo:border-top="0.008333in solid #000000" fo:border-left="0.008333in solid #000000" fo:border-right="0.008333in solid #000000" fo:border-bottom="0.008333in solid #000000" fo:vertical-align="top" fo:background-color="#ffffff"/>
    </style:style>
    <style:style style:name="TableCell020201" style:family="table-cell">
      <style:table-cell-properties fo:border-top="0.008333in solid #000000" fo:border-left="0.008333in solid #000000" fo:border-right="0.008333in solid #000000" fo:border-bottom="0.008333in solid #000000" fo:vertical-align="top" fo:background-color="#ffffff"/>
    </style:style>
    <style:style style:name="TableCell020202" style:family="table-cell">
      <style:table-cell-properties fo:border-top="0.008333in solid #000000" fo:border-left="0.008333in solid #000000" fo:border-right="0.008333in solid #000000" fo:border-bottom="0.008333in solid #000000" fo:vertical-align="top" fo:background-color="#ffffff"/>
    </style:style>
    <style:style style:name="TableCell020203" style:family="table-cell">
      <style:table-cell-properties fo:border-top="0.008333in solid #000000" fo:border-left="0.008333in solid #000000" fo:border-right="0.008333in solid #000000" fo:border-bottom="0.008333in solid #000000" fo:vertical-align="top" fo:background-color="#ffffff"/>
    </style:style>
    <style:style style:name="TableCell020204" style:family="table-cell">
      <style:table-cell-properties fo:border-top="0.008333in solid #000000" fo:border-left="0.008333in solid #000000" fo:border-right="0.008333in solid #000000" fo:border-bottom="0.008333in solid #000000" fo:vertical-align="top" fo:background-color="#ffffff"/>
    </style:style>
    <style:style style:name="TableRow0203" style:family="table-row">
      <style:table-row-properties style:min-row-height="0.177083in"/>
    </style:style>
    <style:style style:name="TableCell020300" style:family="table-cell">
      <style:table-cell-properties fo:border-top="0.008333in solid #000000" fo:border-left="0.008333in solid #000000" fo:border-right="0.008333in solid #000000" fo:border-bottom="0.008333in solid #000000" fo:vertical-align="top" fo:background-color="#ffffff"/>
    </style:style>
    <style:style style:name="TableCell020301" style:family="table-cell">
      <style:table-cell-properties fo:border-top="0.008333in solid #000000" fo:border-left="0.008333in solid #000000" fo:border-right="0.008333in solid #000000" fo:border-bottom="0.008333in solid #000000" fo:vertical-align="top" fo:background-color="#ffffff"/>
    </style:style>
    <style:style style:name="TableCell020302" style:family="table-cell">
      <style:table-cell-properties fo:border-top="0.008333in solid #000000" fo:border-left="0.008333in solid #000000" fo:border-right="0.008333in solid #000000" fo:border-bottom="0.008333in solid #000000" fo:vertical-align="top" fo:background-color="#ffffff"/>
    </style:style>
    <style:style style:name="TableCell020303" style:family="table-cell">
      <style:table-cell-properties fo:border-top="0.008333in solid #000000" fo:border-left="0.008333in solid #000000" fo:border-right="0.008333in solid #000000" fo:border-bottom="0.008333in solid #000000" fo:vertical-align="top" fo:background-color="#ffffff"/>
    </style:style>
    <style:style style:name="TableCell020304" style:family="table-cell">
      <style:table-cell-properties fo:border-top="0.008333in solid #000000" fo:border-left="0.008333in solid #000000" fo:border-right="0.008333in solid #000000" fo:border-bottom="0.008333in solid #000000" fo:vertical-align="top" fo:background-color="#ffffff"/>
    </style:style>
    <style:style style:name="TableColumn0300" style:family="table-column">
      <style:table-column-properties style:column-width="1.927083in"/>
    </style:style>
    <style:style style:name="TableColumn0301" style:family="table-column">
      <style:table-column-properties style:column-width="4.552083in"/>
    </style:style>
    <style:style style:name="Table03" style:family="table">
      <style:table-properties style:width="6.479167in" fo:margin-left="0.000000in" style:writing-mode="lr" table:align="left" style:may-break-between-rows="true"/>
    </style:style>
    <style:style style:name="TableRow0300" style:family="table-row">
      <style:table-row-properties style:min-row-height="0.197917in"/>
    </style:style>
    <style:style style:name="TableCell03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301" style:family="table-row">
      <style:table-row-properties style:min-row-height="0.531250in"/>
    </style:style>
    <style:style style:name="TableCell03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302" style:family="table-row">
      <style:table-row-properties/>
    </style:style>
    <style:style style:name="TableCell03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office:automatic-styles>
  <office:body>
    <office:text>
      <text:p text:style-name="P1"><text:span text:style-name="T1"/></text:p>
      <text:p text:style-name="P1"><text:span text:style-name="T1"/></text:p>
      <text:p text:style-name="P1"><text:span text:style-name="T1"/></text:p>
      <text:p text:style-name="P2"><text:span text:style-name="T1"/></text:p>
      <text:p text:style-name="P3"><text:span text:style-name="T2">DCU Specification Document</text:span></text:p>
      <text:p text:style-name="P4"><text:span text:style-name="T3">[Template Version-1.0]</text:span></text:p>
      <text:p text:style-name="P5"><text:span text:style-name="T4"/></text:p>
      <text:p text:style-name="P5"><text:span text:style-name="T4"/></text:p>
      <text:p text:style-name="P5"><text:span text:style-name="T4"/></text:p>
      <text:p text:style-name="P6"><text:span text:style-name="T4"/></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8"><text:span text:style-name="T5">Program ID:</text:span><text:span text:style-name="T6"/></text:p>
          </table:table-cell>
          <table:table-cell table:style-name="TableCell010001">
            <text:p text:style-name="P8"><text:span text:style-name="T7">&lt;Program ID&gt;</text:span><text:span text:style-name="T8"/></text:p>
          </table:table-cell>
          <table:table-cell table:style-name="TableCell010002">
            <text:p text:style-name="P8"><text:span text:style-name="T9">Program Name:</text:span><text:span text:style-name="T10"/></text:p>
          </table:table-cell>
          <table:table-cell table:style-name="TableCell010003">
            <text:p text:style-name="P9"><text:span text:style-name="T11">GCTS<text:s/></text:span><text:span text:style-name="T12">–</text:span><text:span text:style-name="T13"><text:s/>Expense Tracker</text:span><text:span text:style-name="T14"/></text:p>
          </table:table-cell>
        </table:table-row>
        <table:table-row table:style-name="TableRow0101">
          <table:table-cell table:style-name="TableCell010100">
            <text:p text:style-name="P12"><text:span text:style-name="T14"/></text:p>
          </table:table-cell>
          <table:table-cell table:style-name="TableCell010101">
            <text:p text:style-name="P12"><text:span text:style-name="T14"/></text:p>
          </table:table-cell>
          <table:table-cell table:style-name="TableCell010102">
            <text:p text:style-name="P12"><text:span text:style-name="T14"/></text:p>
          </table:table-cell>
          <table:table-cell table:style-name="TableCell010103">
            <text:p text:style-name="P12"><text:span text:style-name="T14"/></text:p>
          </table:table-cell>
        </table:table-row>
        <table:table-row table:style-name="TableRow0102">
          <table:table-cell table:style-name="TableCell010200">
            <text:p text:style-name="P15"><text:span text:style-name="T14"/></text:p>
          </table:table-cell>
          <table:table-cell table:style-name="TableCell010201">
            <text:p text:style-name="P15"><text:span text:style-name="T14"/></text:p>
          </table:table-cell>
          <table:table-cell table:style-name="TableCell010202" table:number-columns-spanned="2">
            <text:p text:style-name="P15"><text:span text:style-name="T14"/></text:p>
          </table:table-cell>
          <table:covered-table-cell/>
        </table:table-row>
      </table:table>
      <text:p text:style-name="P17"><text:span text:style-name="T14"/></text:p>
      <text:p text:style-name="P17"><text:span text:style-name="T14"/></text:p>
      <text:p text:style-name="P18"><text:span text:style-name="T14"/></text:p>
      <text:p text:style-name="P19"><text:span text:style-name="T15">Document History</text:span></text:p>
      <text:p text:style-name="P20"><text:span text:style-name="T16"/></text:p>
      <table:table table:style-name="Table02">
        <table:table-column table:style-name="TableColumn0200"/>
        <table:table-column table:style-name="TableColumn0201"/>
        <table:table-column table:style-name="TableColumn0202"/>
        <table:table-column table:style-name="TableColumn0203"/>
        <table:table-column table:style-name="TableColumn0204"/>
        <table:table-row table:style-name="TableRow0200">
          <table:table-cell table:style-name="TableCell020000">
            <text:p text:style-name="P22"><text:span text:style-name="T17">Version</text:span><text:span text:style-name="T18"/></text:p>
          </table:table-cell>
          <table:table-cell table:style-name="TableCell020001">
            <text:p text:style-name="P23"><text:span text:style-name="T19">Date</text:span><text:span text:style-name="T20"/></text:p>
          </table:table-cell>
          <table:table-cell table:style-name="TableCell020002">
            <text:p text:style-name="P24"><text:span text:style-name="T21">Status: &lt;Draft or Final&gt;</text:span><text:span text:style-name="T22"/></text:p>
          </table:table-cell>
          <table:table-cell table:style-name="TableCell020003">
            <text:p text:style-name="P25"><text:span text:style-name="T23">Author</text:span><text:span text:style-name="T24"/></text:p>
          </table:table-cell>
          <table:table-cell table:style-name="TableCell020004">
            <text:p text:style-name="P26"><text:span text:style-name="T25">Comment / Changes from Prior</text:span></text:p>
            <text:p text:style-name="P27"><text:span text:style-name="T25">Version</text:span><text:span text:style-name="T26"/></text:p>
          </table:table-cell>
        </table:table-row>
        <table:table-row table:style-name="TableRow0201">
          <table:table-cell table:style-name="TableCell020100">
            <text:p text:style-name="P30"><text:span text:style-name="T26"/></text:p>
          </table:table-cell>
          <table:table-cell table:style-name="TableCell020101">
            <text:p text:style-name="P30"><text:span text:style-name="T26"/></text:p>
          </table:table-cell>
          <table:table-cell table:style-name="TableCell020102">
            <text:p text:style-name="P30"><text:span text:style-name="T26"/></text:p>
          </table:table-cell>
          <table:table-cell table:style-name="TableCell020103">
            <text:p text:style-name="P30"><text:span text:style-name="T26"/></text:p>
          </table:table-cell>
          <table:table-cell table:style-name="TableCell020104">
            <text:p text:style-name="P30"><text:span text:style-name="T26"/></text:p>
          </table:table-cell>
        </table:table-row>
        <table:table-row table:style-name="TableRow0202">
          <table:table-cell table:style-name="TableCell020200">
            <text:p text:style-name="P33"><text:span text:style-name="T26"/></text:p>
          </table:table-cell>
          <table:table-cell table:style-name="TableCell020201">
            <text:p text:style-name="P33"><text:span text:style-name="T26"/></text:p>
          </table:table-cell>
          <table:table-cell table:style-name="TableCell020202">
            <text:p text:style-name="P33"><text:span text:style-name="T26"/></text:p>
          </table:table-cell>
          <table:table-cell table:style-name="TableCell020203">
            <text:p text:style-name="P33"><text:span text:style-name="T26"/></text:p>
          </table:table-cell>
          <table:table-cell table:style-name="TableCell020204">
            <text:p text:style-name="P33"><text:span text:style-name="T26"/></text:p>
          </table:table-cell>
        </table:table-row>
        <table:table-row table:style-name="TableRow0203">
          <table:table-cell table:style-name="TableCell020300">
            <text:p text:style-name="P36"><text:span text:style-name="T26"/></text:p>
          </table:table-cell>
          <table:table-cell table:style-name="TableCell020301">
            <text:p text:style-name="P36"><text:span text:style-name="T26"/></text:p>
          </table:table-cell>
          <table:table-cell table:style-name="TableCell020302">
            <text:p text:style-name="P36"><text:span text:style-name="T26"/></text:p>
          </table:table-cell>
          <table:table-cell table:style-name="TableCell020303">
            <text:p text:style-name="P36"><text:span text:style-name="T26"/></text:p>
          </table:table-cell>
          <table:table-cell table:style-name="TableCell020304">
            <text:p text:style-name="P36"><text:span text:style-name="T26"/></text:p>
          </table:table-cell>
        </table:table-row>
      </table:table>
      <text:p text:style-name="P38"><text:span text:style-name="T26"/></text:p>
      <text:p text:style-name="P38"><text:span text:style-name="T26"/></text:p>
      <text:p text:style-name="P38"><text:span text:style-name="T26"/></text:p>
      <text:p text:style-name="P38"><text:span text:style-name="T26"/></text:p>
      <text:p text:style-name="P38"><text:span text:style-name="T26"/></text:p>
      <text:p text:style-name="P38"><text:span text:style-name="T26"/></text:p>
      <text:p text:style-name="P38"><text:span text:style-name="T26"/></text:p>
      <text:p text:style-name="P38"><text:span text:style-name="T26"/></text:p>
      <text:p text:style-name="P38"><text:span text:style-name="T26"/></text:p>
      <text:p text:style-name="P38"><text:span text:style-name="T26"/></text:p>
      <text:p text:style-name="P38"><text:span text:style-name="T26"/></text:p>
      <text:p text:style-name="P38"><text:span text:style-name="T26"/></text:p>
      <text:p text:style-name="P38"><text:span text:style-name="T26"/></text:p>
      <text:p text:style-name="P38"><text:span text:style-name="T26"/></text:p>
      <text:p text:style-name="P38"><text:span text:style-name="T26"/></text:p>
      <text:p text:style-name="P38"><text:span text:style-name="T26"/></text:p>
      <text:p text:style-name="P38"><text:span text:style-name="T26"/></text:p>
      <text:p text:style-name="P39"><text:span text:style-name="T26"/></text:p>
      <text:p text:style-name="P40"><text:span text:style-name="T27">*DCU<text:s/></text:span><text:span text:style-name="T28">–</text:span><text:span text:style-name="T29"><text:s/>Development component unit</text:span></text:p>
      <text:p text:style-name="P41"><text:span text:style-name="T30"/></text:p>
      <text:p text:style-name="P42"><text:span text:style-name="T31">Table of Contents</text:span></text:p>
      <text:p text:style-name="P43"><text:span text:style-name="T32"/></text:p>
      <text:list text:style-name="L44">
        <text:list-item>
          <text:p text:style-name="P44"><text:span text:style-name="T33">PURPOSE OF THIS DOCUMENT</text:span></text:p>
        </text:list-item>
        <text:list-item>
          <text:p text:style-name="P45"><text:span text:style-name="T34">The purpose of the document is to provide a guideline and template material for the engineers, architects, managers who would create, maintain or manage the DCUs.</text:span></text:p>
        </text:list-item>
      </text:list>
      <text:p text:style-name="P46"><text:span text:style-name="T35"/></text:p>
      <text:p text:style-name="P47"><text:span text:style-name="T35"/></text:p>
      <text:list text:style-name="L48">
        <text:list-item>
          <text:p text:style-name="P48"><text:span text:style-name="T36">Component Identifier</text:span></text:p>
        </text:list-item>
        <text:list-item>
          <text:p text:style-name="P49"><text:span text:style-name="T37">Expense Tracker:</text:span><text:span text:style-name="T38"><text:s/></text:span><text:span text:style-name="T39">Each component should have a unique identifier. This will help in referencing the component when it is used elsewhere.</text:span></text:p>
        </text:list-item>
      </text:list>
      <text:p text:style-name="P50"><text:span text:style-name="T40"/></text:p>
      <text:list text:style-name="L51">
        <text:list-item>
          <text:p text:style-name="P51"><text:span text:style-name="T41">Type</text:span></text:p>
        </text:list-item>
      </text:list>
      <text:p text:style-name="P52"><text:span text:style-name="T42"/></text:p>
      <text:p text:style-name="P53"><text:span text:style-name="T43">Appcomponent.ts: This component describe, how we are sending input data and getting output data from data base.</text:span></text:p>
      <text:p text:style-name="P53"><text:span text:style-name="T43">Controllerclass.java: this class describe, take the request form users and fetch data from database and send response back to the users.</text:span></text:p>
      <text:p text:style-name="P54"><text:span text:style-name="T44"/></text:p>
      <text:list text:style-name="L55">
        <text:list-item>
          <text:p text:style-name="P55"><text:span text:style-name="T45">Technology</text:span></text:p>
        </text:list-item>
        <text:list-item>
          <text:p text:style-name="P56"><text:span text:style-name="T46">Angular</text:span></text:p>
        </text:list-item>
        <text:list-item>
          <text:p text:style-name="P56"><text:span text:style-name="T46">HTML, CSS</text:span></text:p>
        </text:list-item>
        <text:list-item>
          <text:p text:style-name="P56"><text:span text:style-name="T46">Spring Boot</text:span></text:p>
        </text:list-item>
        <text:list-item>
          <text:p text:style-name="P56"><text:span text:style-name="T46">my Sql</text:span></text:p>
        </text:list-item>
        <text:list-item>
          <text:p text:style-name="P57"><text:span text:style-name="T47">Function</text:span></text:p>
        </text:list-item>
      </text:list>
      <text:p text:style-name="P58"><text:span text:style-name="T48"/></text:p>
      <text:list text:style-name="L59">
        <text:list-item>
          <text:p text:style-name="P59"><text:span text:style-name="T49">It’s a good idea to spend according to what is needed or valued most first, which is a difficult thing to do without keeping track of the actual figures.Without keeping track, too much money may be getting spent shopping at the store instead of going into a savings account using some other places.The application will track you day to day expenses depending on your need.You can set the limit for specific category so that the spending amount will be identified .The application will provide the on good functionality generating the report by this you will come to know the spent amount for the weeek,month.By find the amount you can provide boundary for the category which you spent more.</text:span></text:p>
        </text:list-item>
      </text:list>
      <text:p text:style-name="P60"><text:span text:style-name="T50"/></text:p>
      <text:list text:style-name="L61">
        <text:list-item>
          <text:p text:style-name="P61"><text:span text:style-name="T51">Constituents</text:span></text:p>
        </text:list-item>
        <text:list-item>
          <text:p text:style-name="P62"><text:span text:style-name="T52">While entering the details for the firstime it will take from the user and than<text:s text:c="2"/>stored in the database second it will check in the database if it is avaliable then it will take if not it will store as new entry in database.</text:span></text:p>
        </text:list-item>
        <text:list-item>
          <text:p text:style-name="P62"><text:span text:style-name="T52">Also it will store the day to day expenses in database to generate the report for spent amount.</text:span></text:p>
        </text:list-item>
      </text:list>
      <text:p text:style-name="P63"><text:span text:style-name="T53"/></text:p>
      <text:p text:style-name="P63"><text:span text:style-name="T54"><text:tab/>FOR ANGULAR: $root Node/&lt;Application Directory&gt;/src/assets/app/component files</text:span></text:p>
      <text:p text:style-name="P63"><text:span text:style-name="T54"><text:s text:c="12"/><text:tab/>FOR ECLIPSE: $root Node/&lt;Application Directory&gt;/ bankdetails/ src/main/java/<text:s text:c="6"/><text:tab/>com.ojt.bank.bankdetails/java class files</text:span></text:p>
      <text:p text:style-name="P64"><text:span text:style-name="T55"/></text:p>
      <text:list text:style-name="L65">
        <text:list-item>
          <text:p text:style-name="P65"><text:span text:style-name="T56">Dependencies</text:span></text:p>
        </text:list-item>
        <text:list-item>
          <text:p text:style-name="P66"><text:span text:style-name="T57">Adding expnses day wise storing as record<text:s text:c="2"/>in the database.</text:span></text:p>
        </text:list-item>
      </text:list>
      <text:p text:style-name="P67"><text:span text:style-name="T58"><text:tab/></text:span></text:p>
      <text:p text:style-name="P67"><text:span text:style-name="T58"><text:tab/>FOR ANGULAR: $root Node/&lt;Application Directory&gt;/src/assets/app/component files</text:span></text:p>
      <text:p text:style-name="P67"><text:span text:style-name="T58"><text:s text:c="12"/><text:tab/>FOR ECLIPSE: $root Node/&lt;Application Directory&gt;/ bankdetails/ src/main/java/<text:s text:c="6"/><text:tab/>com.ojt.bank.bankdetails/java class files</text:span></text:p>
      <text:p text:style-name="P68"><text:span text:style-name="T59"/></text:p>
      <text:list text:style-name="L69">
        <text:list-item>
          <text:p text:style-name="P69"><text:span text:style-name="T60">Interfaces</text:span></text:p>
        </text:list-item>
      </text:list>
      <text:p text:style-name="P70"><text:span text:style-name="T61"/></text:p>
      <text:p text:style-name="P70"><text:span text:style-name="T62">control flow:</text:span></text:p>
      <text:p text:style-name="P70"><text:span text:style-name="T62">1. Import the source code into eclipse/STS by clicking on file-&gt;import-&gt;maven-&gt;Existing Maven Projects-&gt;Next-&gt;Browse root directory. </text:span></text:p>
      <text:p text:style-name="P70"><text:span text:style-name="T62">2. Once you have the code in place, run the java application in Eclipse/STS. </text:span></text:p>
      <text:p text:style-name="P70"><text:span text:style-name="T62">3. For front end, take the angular code and go to directory folder,<text:s/></text:span><text:span text:style-name="T63">npm install @angular/cli and npm start</text:span><text:span text:style-name="T64"><text:s/>are the commands to up the front end page. </text:span></text:p>
      <text:p text:style-name="P70"><text:span text:style-name="T64">4. By hit the URL<text:s/></text:span><text:a xlink:href="http://localhost:4200/"><text:span text:style-name="T65">http://localhost:4200/</text:span></text:a><text:span text:style-name="T66"><text:s/>we will get the welcome page to enter the details. </text:span></text:p>
      <text:p text:style-name="P70"><text:span text:style-name="T66">5. We should take care about Db server also available.<text:s text:c="2"/></text:span></text:p>
      <text:p text:style-name="P70"><text:span text:style-name="T66">Data flow:</text:span></text:p>
      <text:p text:style-name="P71"><text:span text:style-name="T67">1.<text:s/></text:span><text:span text:style-name="T68">While entering the details for the firstime it will take from the user and than<text:s text:c="2"/>stored in the database.</text:span></text:p>
      <text:p text:style-name="P71"><text:span text:style-name="T68">2. second entry for the same category it will check in the database if it is avaliable then it will take same if not it will store as new entry in database.</text:span></text:p>
      <text:p text:style-name="P71"><text:span text:style-name="T68">3.Expenses limit will vary day to day it will store day wise in database and it is used to generate the reports.</text:span></text:p>
      <text:p text:style-name="P71"><text:span text:style-name="T69"/></text:p>
      <text:p text:style-name="P71"><text:span text:style-name="T69"/></text:p>
      <text:list text:style-name="L72">
        <text:list-item>
          <text:p text:style-name="P72"><text:span text:style-name="T70">Resources</text:span></text:p>
        </text:list-item>
        <text:list-item>
          <text:p text:style-name="P73"><text:span text:style-name="T71">Import the source code into eclipse/STS by clicking on file-&gt;import-&gt;maven-&gt;Existing Maven Projects-&gt;Next-&gt;Browse root directory. </text:span></text:p>
        </text:list-item>
        <text:list-item>
          <text:p text:style-name="P73"><text:span text:style-name="T71"><text:s text:c="3"/>Once you have code in place, run the java application in eclipce/STS.</text:span></text:p>
        </text:list-item>
        <text:list-item>
          <text:p text:style-name="P73"><text:span text:style-name="T71"><text:s text:c="3"/>Open source code folder in command prompt. </text:span></text:p>
        </text:list-item>
        <text:list-item>
          <text:p text:style-name="P73"><text:span text:style-name="T71"><text:s text:c="3"/>After that you need to install below commands:<text:s text:c="2"/></text:span></text:p>
        </text:list-item>
      </text:list>
      <text:p text:style-name="P74"><text:span text:style-name="T71"><text:tab/><text:s text:c="5"/>npm install </text:span></text:p>
      <text:list text:style-name="L75">
        <text:list-item>
          <text:p text:style-name="P75"><text:span text:style-name="T71"><text:s text:c="3"/>Run the application by using<text:s/></text:span><text:span text:style-name="T72">npm start</text:span><text:span text:style-name="T73"><text:s/>command </text:span></text:p>
        </text:list-item>
        <text:list-item>
          <text:p text:style-name="P75"><text:span text:style-name="T73"><text:s text:c="3"/>Opens your browser in<text:s/></text:span><text:a xlink:href="http://localhost:4200/"><text:span text:style-name="T74">http://localhost:4200/</text:span></text:a><text:span text:style-name="T75"><text:s/></text:span></text:p>
        </text:list-item>
        <text:list-item>
          <text:p text:style-name="P75"><text:span text:style-name="T75"><text:s text:c="3"/>Insert the below records in<text:s/></text:span><text:span text:style-name="T76">expcategory</text:span><text:span text:style-name="T77"><text:s/>table.</text:span></text:p>
        </text:list-item>
      </text:list>
      <text:p text:style-name="P76"><text:span text:style-name="T77"><text:s text:c="21"/></text:span><draw:frame text:anchor-type="as-char" svg:width="61.91mm" svg:height="35.45mm" style:rel-width="scale" style:rel-height="scale"><draw:object-ole xlink:href="OleObj1"/><draw:image xlink:href="ObjectReplacements/OleObj1"/></draw:frame><text:span text:style-name="T77"/></text:p>
      <text:p text:style-name="P76"><text:span text:style-name="T78"/></text:p>
      <text:p text:style-name="P77"><text:span text:style-name="T78"/></text:p>
      <text:list text:style-name="L78">
        <text:list-item>
          <text:p text:style-name="P78"><text:span text:style-name="T79">References</text:span></text:p>
        </text:list-item>
      </text:list>
      <text:p text:style-name="P79"><text:a xlink:href="https://en.wikipedia.org/wiki/Expense_management"><text:span text:style-name="T80">https://en.wikipedia.org/wiki/Expense_management</text:span></text:a><text:span text:style-name="T81"/></text:p>
      <text:list text:style-name="L80">
        <text:list-item>
          <text:p text:style-name="P80"><text:span text:style-name="T82">Processing</text:span></text:p>
        </text:list-item>
      </text:list>
      <text:p text:style-name="P81"><draw:frame text:anchor-type="as-char" svg:width="157.96mm" svg:height="158.22mm" style:rel-width="scale" style:rel-height="scale"><draw:object-ole xlink:href="OleObj2"/><draw:image xlink:href="ObjectReplacements/OleObj2"/></draw:frame><text:span text:style-name="T83"/></text:p>
      <text:p text:style-name="P81"><text:span text:style-name="T83"/></text:p>
      <text:p text:style-name="P82"><text:span text:style-name="T83"/></text:p>
      <text:list text:style-name="L83">
        <text:list-item>
          <text:p text:style-name="P83"><text:span text:style-name="T84">Data</text:span></text:p>
        </text:list-item>
      </text:list>
      <text:p text:style-name="P84"><text:span text:style-name="T85"/></text:p>
      <text:p text:style-name="P84"><text:span text:style-name="T86">Below which is used to store the details.</text:span></text:p>
      <table:table table:style-name="Table03">
        <table:table-column table:style-name="TableColumn0300"/>
        <table:table-column table:style-name="TableColumn0301"/>
        <table:table-row table:style-name="TableRow0300">
          <table:table-cell table:style-name="TableCell030000">
            <text:p text:style-name="P86"><text:span text:style-name="T88">Method</text:span><text:span text:style-name="T89"/></text:p>
          </table:table-cell>
          <table:table-cell table:style-name="TableCell030001">
            <text:p text:style-name="P86"><text:span text:style-name="T90">URL</text:span><text:span text:style-name="T91"/></text:p>
          </table:table-cell>
        </table:table-row>
        <table:table-row table:style-name="TableRow0301">
          <table:table-cell table:style-name="TableCell030100">
            <text:p text:style-name="P89"><text:span text:style-name="T92">Post</text:span><text:span text:style-name="T93"/></text:p>
          </table:table-cell>
          <table:table-cell table:style-name="TableCell030101">
            <text:p text:style-name="P89"><text:a xlink:href="http://localhost:4200/server/expense/addbudget"><text:span text:style-name="T94">http://localhost:4200/server/expense/addbudget</text:span></text:a><text:span text:style-name="T95"/></text:p>
            <text:p text:style-name="P89"><text:a xlink:href="http://localhost:4200/server/expense/shopping"><text:span text:style-name="T96">http://localhost:4200/server/expense/shopping</text:span></text:a><text:span text:style-name="T97"/></text:p>
            <text:p text:style-name="P89"><text:a xlink:href="http://localhost:4200/server/expense/traveling"><text:span text:style-name="T98">http://localhost:4200/server/expense/traveling</text:span></text:a><text:span text:style-name="T99"/></text:p>
            <text:p text:style-name="P89"><text:a xlink:href="http://localhost:4200/server/expense/entertainment"><text:span text:style-name="T100">http://localhost:4200/server/expense/entertainment</text:span></text:a><text:span text:style-name="T101"/></text:p>
            <text:p text:style-name="P89"><text:a xlink:href="http://localhost:4200/server/expense/food"><text:span text:style-name="T102">http://localhost:4200/server/expense/food</text:span></text:a><text:span text:style-name="T103"/></text:p>
            <text:p text:style-name="P89"><text:a xlink:href="http://localhost:4200/server/expense/others"><text:span text:style-name="T104">http://localhost:4200/server/expense/others</text:span></text:a><text:span text:style-name="T105"/></text:p>
          </table:table-cell>
        </table:table-row>
        <table:table-row table:style-name="TableRow0302">
          <table:table-cell table:style-name="TableCell030200">
            <text:p text:style-name="P92"><text:span text:style-name="T106">GET</text:span></text:p>
            <text:p text:style-name="P92"><text:span text:style-name="T107"/></text:p>
          </table:table-cell>
          <table:table-cell table:style-name="TableCell030201">
            <text:p text:style-name="P92"><text:a xlink:href="http://localhost:4200/server/expense/truncate"><text:span text:style-name="T108">http://localhost:4200/server/expense/truncate</text:span></text:a><text:span text:style-name="T109"/></text:p>
            <text:p text:style-name="P92"><text:a xlink:href="http://localhost:4200/server/expense/category"><text:span text:style-name="T110">http://localhost:4200/server/expense/category</text:span></text:a><text:span text:style-name="T111"/></text:p>
            <text:p text:style-name="P92"><text:a xlink:href="http://localhost:4200/server/expense/budget"><text:span text:style-name="T112">http://localhost:4200/server/expense/budget</text:span></text:a><text:span text:style-name="T113"/></text:p>
            <text:p text:style-name="P92"><text:a xlink:href="http://localhost:4200/server/expense/others"><text:span text:style-name="T114">http://localhost:4200/server/expense/others</text:span></text:a><text:span text:style-name="T115"/></text:p>
            <text:p text:style-name="P92"><text:a xlink:href="http://localhost:4200/server/expense/food"><text:span text:style-name="T116">http://localhost:4200/server/expense/food</text:span></text:a><text:span text:style-name="T117"/></text:p>
            <text:p text:style-name="P92"><text:a xlink:href="http://localhost:4200/server/expense/traveling"><text:span text:style-name="T118">http://localhost:4200/server/expense/traveling</text:span></text:a><text:span text:style-name="T119"/></text:p>
            <text:p text:style-name="P92"><text:a xlink:href="http://localhost:4200/server/expense/entertainment"><text:span text:style-name="T120">http://localhost:4200/server/expense/entertainment</text:span></text:a><text:span text:style-name="T121"/></text:p>
            <text:p text:style-name="P92"><text:a xlink:href="http://localhost:4200/server/expense/shopping"><text:span text:style-name="T122">http://localhost:4200/server/expense/shopping</text:span></text:a><text:span text:style-name="T123"/></text:p>
          </table:table-cell>
        </table:table-row>
      </table:table>
      <text:p text:style-name="P94"><text:span text:style-name="T123"/></text:p>
      <text:list text:style-name="L95">
        <text:list-item>
          <text:p text:style-name="P95"><text:span text:style-name="T124">Known Defects</text:span></text:p>
        </text:list-item>
        <text:list-item>
          <text:p text:style-name="P96"><text:span text:style-name="T125">Any known defects in the components should be mentioned in this section.</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